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Loss Town Incineration Bureau</text:p>
      <text:p text:style-name="P1">Dated June 15th</text:p>
      <text:p text:style-name="P1">Parents, Ash And You: Infant Destruction Order No. 17</text:p>
      <text:p text:style-name="P1"/>
      <text:p text:style-name="P2">This is a PUBLIC DISPLAY ORDER relating to Order No. 17: INFANT DESTRUCTION AND DISPOSAL. Articles below, if applicable, are to be complied with at a date no later than MIDNIGHT ON JUNE 21st. Any failure to do so could result in judicial action. </text:p>
      <text:p text:style-name="P2"/>
      <text:p text:style-name="P2">ARTICLE 1 – SYMPTOMS OF INFECTION</text:p>
      <text:p text:style-name="P2"/>
      <text:p text:style-name="P2">The infection appears first in the form of black rings around the forehead of the child; the child will not complain of discomfort, though the bands will look like patterned bruising; if the pattern resembles bird-flight or crossed blades seek professional advice immediately. The doctor's banishment has temporarily been lifted in light of the current emergency, and can be booked for appointment in the Broken And Battered Women's Room in the Town Hall. The child may complain of visions on the theme of hiding, secrecy or the clandestine; deal with such complaints in a soothing, non-confrontational manner. Under no circumstances should the child be allowed to realise their plight, or become alarmed; this can elevate the spread of infection and cause the child distress. UNDER NO CIRCUMSTANCES SHOULD THE CHILD BE CAUSED DISTRESS. The Loss Town Incineration Bureau have released a range of confectionery designed to lower stress and suspicion in infants; they are available at Sinister And Dexter's for a nominal price. </text:p>
      <text:p text:style-name="P2"/>
      <text:p text:style-name="P2">ARTICLE 2 – CONTINUATION OF SYMTOMS</text:p>
      <text:p text:style-name="P2"/>
      <text:p text:style-name="P2">Around two weeks after the illness first is detectable the bruising around the forehead will begin to disappear. The child will become withdrawn and feverish; contusions on the hands and pads of the fingers will appear, akin to blisters or sores. The arms will begin to stiffen and the child will have difficulty rising. These symptoms are known to very depending on the child and their temperament. Typically the nest will begin in the back garden, toilet or mushroom cellar of the child's home; the defining characteristics of location appears to be low temperature and high humidity. The child may also begin to write seemingly meaningless strings of words, either in mud, food products or stolen possessions. In children below the normal age of literacy, it must be stressed that this is NOT A INTELLECTUAL ADVANCEMENT. Phase One of your grief should also have begun at this point. The surreptitious burning of the child's possessions and bedding must be initiated; three items a day is the recommended rate. Any more and the child will become suspicious. THIS IS TO BE AVOIDED.</text:p>
      <text:p text:style-name="P2"/>
      <text:p text:style-name="P2">ARTICLE 3 – THE DESCENT TO DEATH</text:p>
      <text:p text:style-name="P2"/>
      <text:p text:style-name="P2">The child will begin to extend their nesting radius, spending more time in its construction and maintenance; nests of over two storeys have been reported, and parents should not be overly alarmed. The child will begin to have trouble breathing; any use of oxygen masks is prohibited, as this serves only to prolong the child's suffering. By the third week of infection all of the child's possessions should be completely destroyed, though they will not be missed, as the child will begin to spend all their time in the vicinity of their nest. Breathing equipment purchased from the Town Hall should enter utilisation at this point; the fumes that the child begins to exude are dangerous to adult respiration. Death occurs approximately two weeks after the point of maximum nest height. Phase Three of grief (see seperate Public Order Sheet) is to be initiated. Weeping and the tearing of clothes are encouraged, though prohibited in public. </text:p>
      <text:p text:style-name="P2"/>
      <text:p text:style-name="P2"/>
      <text:p text:style-name="P2"/>
      <text:p text:style-name="P2"><text:soft-page-break/>ARTICLE 4 – RITUALS AND PROCESSES RELATED TO YOUR DEAD CHILD</text:p>
      <text:p text:style-name="P2"/>
      <text:p text:style-name="P2">The child body must be burned; it is advised that you lock the corpse in your cellar, outhouse or similarly isolated space, in order to allow the rest of your family normal respiration without masks for some time. Before necrosis sets in, however, the body must be prepared for cremation. The rituals must be performed in this order;</text:p>
      <text:p text:style-name="P2"/>
      <text:list xml:id="list849635843" text:style-name="L1">
        <text:list-item>
          <text:p text:style-name="P4">Ritual Relating To The Release Of Starlings And The Lower Soul</text:p>
        </text:list-item>
        <text:list-item>
          <text:p text:style-name="P4">The Spreading Of Bleach And The Placing Of Fungus In The Eyes</text:p>
        </text:list-item>
        <text:list-item>
          <text:p text:style-name="P4">The Murder Of Siblings and Grandparents</text:p>
        </text:list-item>
      </text:list>
      <text:p text:style-name="P2"/>
      <text:p text:style-name="P2">Depending on the size of your oven, and the number of bodies generated by the final ritual, one may be tempted to burn the bodies in one's home kiln. THIS IS PROHIBITED UNDER ALL CIRCUMSTANCES. The spread of foul air must be contained to the town square, and all bodies must be brought to the town square at 9.30am, 12.30pm or 3pm (the Town Hall will provide carts and cars for the transport of bodies). It is imperative that your respiratory masks are worn at all times. A final goodbye will be allowed within the designated Farewell Boxes painted on the Square cobbles, and then the body will be removed for final absolution. Within three days you will be notified of your scheduled visit from demolition crews to remove the child's bedroom from your home. </text:p>
      <text:p text:style-name="P2"/>
      <text:p text:style-name="P2">Thank you for your attention and vigilance. Please read the above instructions carefully and prepare for the worst. The Mayor wishes to congratulate you all in advance for your protection of the town and its livelihood, and has stated that at the first sign of infection he will begin the ritual murder of his own children. </text:p>
      <text:p text:style-name="P2"/>
      <text:p text:style-name="P2">Yours sincerely, </text:p>
      <text:p text:style-name="P2"/>
      <text:p text:style-name="P2"/>
      <text:p text:style-name="P2"/>
      <text:p text:style-name="P2"/>
      <text:p text:style-name="P2"/>
      <text:p text:style-name="P2"/>
      <text:p text:style-name="P2"/>
      <text:p text:style-name="P2">Bright Coin In River </text:p>
      <text:p text:style-name="P2">Liaison To The Town Hall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Sherman</meta:initial-creator>
    <meta:creation-date>2010-06-23T13:49:02</meta:creation-date>
    <dc:date>2010-08-10T16:59:28</dc:date>
    <dc:creator>Robert Sherman</dc:creator>
    <meta:editing-duration>PT08H49M12S</meta:editing-duration>
    <meta:editing-cycles>14</meta:editing-cycles>
    <meta:generator>OpenOffice.org/3.2$Unix OpenOffice.org_project/320m18$Build-9502</meta:generator>
    <meta:document-statistic meta:table-count="0" meta:image-count="0" meta:object-count="0" meta:page-count="2" meta:paragraph-count="20" meta:word-count="883" meta:character-count="5203"/>
  </office:meta>
</office:document-meta>
</file>